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UserTable" style:family="table">
      <style:table-properties style:width="5.0938in" table:align="left"/>
    </style:style>
    <style:style style:name="UserTable.A" style:family="table-column">
      <style:table-column-properties style:column-width="1.1563in"/>
    </style:style>
    <style:style style:name="UserTable.B" style:family="table-column">
      <style:table-column-properties style:column-width="1.2292in"/>
    </style:style>
    <style:style style:name="UserTable.C" style:family="table-column">
      <style:table-column-properties style:column-width="1.4479in"/>
    </style:style>
    <style:style style:name="UserTable.D" style:family="table-column">
      <style:table-column-properties style:column-width="1.2604in"/>
    </style:style>
    <style:style style:name="User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UserTable.D1" style:family="table-cell">
      <style:table-cell-properties fo:padding="0.0382in" fo:border="0.0007in solid #000000"/>
    </style:style>
    <style:style style:name="UserTable.A2" style:family="table-cell">
      <style:table-cell-properties fo:padding="0.0382in" fo:border-left="0.0007in solid #000000" fo:border-right="none" fo:border-top="none" fo:border-bottom="0.0007in solid #000000"/>
    </style:style>
    <style:style style:name="UserTable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3.8333in" table:align="left"/>
    </style:style>
    <style:style style:name="Table1.A" style:family="table-column">
      <style:table-column-properties style:column-width="1.1458in"/>
    </style:style>
    <style:style style:name="Table1.B" style:family="table-column">
      <style:table-column-properties style:column-width="1.2396in"/>
    </style:style>
    <style:style style:name="Table1.C" style:family="table-column">
      <style:table-column-properties style:column-width="1.4479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3.8333in" table:align="left"/>
    </style:style>
    <style:style style:name="Table2.A" style:family="table-column">
      <style:table-column-properties style:column-width="1.1458in"/>
    </style:style>
    <style:style style:name="Table2.B" style:family="table-column">
      <style:table-column-properties style:column-width="1.2396in"/>
    </style:style>
    <style:style style:name="Table2.C" style:family="table-column">
      <style:table-column-properties style:column-width="1.4479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3.8333in" table:align="left"/>
    </style:style>
    <style:style style:name="Table3.A" style:family="table-column">
      <style:table-column-properties style:column-width="1.1458in"/>
    </style:style>
    <style:style style:name="Table3.B" style:family="table-column">
      <style:table-column-properties style:column-width="1.2396in"/>
    </style:style>
    <style:style style:name="Table3.C" style:family="table-column">
      <style:table-column-properties style:column-width="1.4479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3.8333in" table:align="left"/>
    </style:style>
    <style:style style:name="Table4.A" style:family="table-column">
      <style:table-column-properties style:column-width="1.1458in"/>
    </style:style>
    <style:style style:name="Table4.B" style:family="table-column">
      <style:table-column-properties style:column-width="1.2604in"/>
    </style:style>
    <style:style style:name="Table4.C" style:family="table-column">
      <style:table-column-properties style:column-width="1.4271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3.8542in" table:align="left"/>
    </style:style>
    <style:style style:name="Table5.A" style:family="table-column">
      <style:table-column-properties style:column-width="1.1458in"/>
    </style:style>
    <style:style style:name="Table5.B" style:family="table-column">
      <style:table-column-properties style:column-width="1.2604in"/>
    </style:style>
    <style:style style:name="Table5.C" style:family="table-column">
      <style:table-column-properties style:column-width="1.4479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6.6924in" style:rel-column-width="9637*"/>
    </style:style>
    <style:style style:name="Table6.1" style:family="table-row">
      <style:table-row-properties style:min-row-height="1.2813in"/>
    </style:style>
    <style:style style:name="Table6.A1" style:family="table-cell">
      <style:table-cell-properties fo:padding="0.0382in" fo:border="0.0007in solid #000000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6.6924in" style:rel-column-width="9637*"/>
    </style:style>
    <style:style style:name="Table7.1" style:family="table-row">
      <style:table-row-properties style:min-row-height="1.2813in"/>
    </style:style>
    <style:style style:name="Table7.A1" style:family="table-cell">
      <style:table-cell-properties fo:padding="0.0382in" fo:border="0.0007in solid #000000"/>
    </style:style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6.6924in" style:rel-column-width="9637*"/>
    </style:style>
    <style:style style:name="Table8.1" style:family="table-row">
      <style:table-row-properties style:min-row-height="1.2813in"/>
    </style:style>
    <style:style style:name="Table8.A1" style:family="table-cell">
      <style:table-cell-properties fo:padding="0.0382in" fo:border="0.0007in solid #000000"/>
    </style:style>
    <style:style style:name="Table9" style:family="table">
      <style:table-properties style:width="4.3021in" table:align="left"/>
    </style:style>
    <style:style style:name="Table9.A" style:family="table-column">
      <style:table-column-properties style:column-width="1.3229in"/>
    </style:style>
    <style:style style:name="Table9.B" style:family="table-column">
      <style:table-column-properties style:column-width="1.5104in"/>
    </style:style>
    <style:style style:name="Table9.C" style:family="table-column">
      <style:table-column-properties style:column-width="1.4688in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 text:c="2"/><text:span text:style-name="T1">Home Page - </text:span><text:span text:style-name="T3">Dashboard</text:span> <text:s/></text:p>
      <text:p text:style-name="Standard"><text:span text:style-name="T2"><text:s text:c="3"/></text:span></text:p>
      <text:p text:style-name="Standard"><text:span text:style-name="T2"><text:s text:c="2"/>For User <text:s/>: </text:span></text:p>
      <text:p text:style-name="Standard"><text:span text:style-name="T2"/></text:p>
      <text:p text:style-name="Standard"><text:span text:style-name="T2"><text:s text:c="2"/>Pending Requests </text:span></text:p>
      <table:table table:name="UserTable" table:style-name="UserTable">
        <table:table-column table:style-name="UserTable.A"/>
        <table:table-column table:style-name="UserTable.B"/>
        <table:table-column table:style-name="UserTable.C"/>
        <table:table-column table:style-name="UserTable.D"/>
        <table:table-row>
          <table:table-cell table:style-name="UserTable.A1" office:value-type="string">
            <text:p text:style-name="Table_20_Contents"><text:s text:c="3"/>Request ID</text:p>
          </table:table-cell>
          <table:table-cell table:style-name="UserTable.A1" office:value-type="string">
            <text:p text:style-name="Table_20_Contents"><text:s text:c="5"/>Created</text:p>
          </table:table-cell>
          <table:table-cell table:style-name="UserTable.A1" office:value-type="string">
            <text:p text:style-name="Table_20_Contents"><text:s text:c="4"/>Assigned To</text:p>
          </table:table-cell>
          <table:table-cell table:style-name="UserTable.D1" office:value-type="string">
            <text:p text:style-name="Table_20_Contents"><text:s text:c="3"/>View Details</text:p>
          </table:table-cell>
        </table:table-row>
        <table:table-row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/>
          </table:table-cell>
          <table:table-cell table:style-name="UserTable.A2" office:value-type="string">
            <text:p text:style-name="Table_20_Contents"/>
          </table:table-cell>
          <table:table-cell table:style-name="UserTable.D2" office:value-type="string">
            <text:p text:style-name="Table_20_Contents"/>
          </table:table-cell>
        </table:table-row>
      </table:table>
      <text:p text:style-name="Standard"><text:span text:style-name="T2"><text:s text:c="4"/>Using : login = RequesterID &amp; Workflow Status = pending</text:span></text:p>
      <text:p text:style-name="Standard"><text:span text:style-name="T2"><text:s/></text:span></text:p>
      <text:p text:style-name="Standard"><text:span text:style-name="T2"><text:s text:c="2"/>Approved Requests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text:s text:c="2"/>Request ID</text:p>
          </table:table-cell>
          <table:table-cell table:style-name="Table1.A1" office:value-type="string">
            <text:p text:style-name="Table_20_Contents"><text:s text:c="3"/>Last Approved </text:p>
            <text:p text:style-name="Table_20_Contents"><text:s text:c="9"/>Date</text:p>
          </table:table-cell>
          <table:table-cell table:style-name="Table1.C1" office:value-type="string">
            <text:p text:style-name="Table_20_Contents"><text:s text:c="5"/>View Details <text:s text:c="3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><text:span text:style-name="T2"><text:s text:c="2"/>Using : login = <text:s/>RequesterID &amp; Workflow Status = approved</text:span></text:p>
      <text:p text:style-name="Standard"><text:span text:style-name="T2"/></text:p>
      <text:p text:style-name="Standard"><text:span text:style-name="T2"/></text:p>
      <text:p text:style-name="Standard"><text:span text:style-name="T2"><text:s text:c="3"/>For Manager :</text:span></text:p>
      <text:p text:style-name="Standard"><text:span text:style-name="T2"/></text:p>
      <text:p text:style-name="Standard"><text:span text:style-name="T2"><text:s text:c="2"/>Pending Reques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<text:s text:c="3"/>Request ID</text:p>
          </table:table-cell>
          <table:table-cell table:style-name="Table2.A1" office:value-type="string">
            <text:p text:style-name="Table_20_Contents"><text:s text:c="5"/>Created</text:p>
          </table:table-cell>
          <table:table-cell table:style-name="Table2.C1" office:value-type="string">
            <text:p text:style-name="Table_20_Contents"><text:s text:c="3"/>View Detail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><text:span text:style-name="T2"><text:s text:c="2"/>Using : login = ManagerID &amp; Workflow Status = pending &amp; AssignedTo = <text:s/>ManagerID</text:span></text:p>
      <text:p text:style-name="Standard"><text:span text:style-name="T2"/></text:p>
      <text:p text:style-name="Standard"><text:span text:style-name="T2"><text:s text:c="2"/>Approved Reques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<text:s text:c="3"/>Request ID</text:p>
          </table:table-cell>
          <table:table-cell table:style-name="Table3.A1" office:value-type="string">
            <text:p text:style-name="Table_20_Contents"><text:s text:c="2"/>Modified Date</text:p>
          </table:table-cell>
          <table:table-cell table:style-name="Table3.C1" office:value-type="string">
            <text:p text:style-name="Table_20_Contents"><text:s text:c="4"/>View Details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><text:span text:style-name="T2"><text:s text:c="2"/>Using : login = ManagerID &amp; Workflow Status = pending &amp; AssignedTo = <text:s/>ITDesk</text:span></text:p>
      <text:p text:style-name="Standard"><text:span text:style-name="T2"/></text:p>
      <text:p text:style-name="Standard"><text:span text:style-name="T2"/></text:p>
      <text:p text:style-name="Standard"><text:span text:style-name="T2"><text:s text:c="3"/>For ITDesk :</text:span></text:p>
      <text:p text:style-name="Standard"><text:span text:style-name="T2"/></text:p>
      <text:p text:style-name="Standard"><text:span text:style-name="T2"><text:s text:c="2"/>Pending Requests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<text:s text:c="3"/>Request ID</text:p>
          </table:table-cell>
          <table:table-cell table:style-name="Table4.A1" office:value-type="string">
            <text:p text:style-name="Table_20_Contents"><text:s text:c="6"/>Created</text:p>
          </table:table-cell>
          <table:table-cell table:style-name="Table4.C1" office:value-type="string">
            <text:p text:style-name="Table_20_Contents"><text:s text:c="4"/>View Details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Standard"><text:span text:style-name="T2"><text:s text:c="2"/>Using : login = ITDeskMember &amp; Workflow Status = pending &amp; AssignedTo = <text:s/>ITDesk</text:span></text:p>
      <text:p text:style-name="Standard"><text:span text:style-name="T2"/></text:p>
      <text:p text:style-name="Standard"><text:span text:style-name="T2"><text:s text:c="2"/>Approved Request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<text:s text:c="2"/>Request ID</text:p>
          </table:table-cell>
          <table:table-cell table:style-name="Table5.A1" office:value-type="string">
            <text:p text:style-name="Table_20_Contents"><text:s text:c="2"/>Last Modified</text:p>
            <text:p text:style-name="Table_20_Contents"><text:s text:c="10"/>Date</text:p>
          </table:table-cell>
          <table:table-cell table:style-name="Table5.C1" office:value-type="string">
            <text:p text:style-name="Table_20_Contents"><text:s text:c="4"/>View Details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</table:table>
      <text:p text:style-name="Standard"><text:span text:style-name="T2"><text:s text:c="2"/>Using : login = ITDeskMember &amp; Workflow Status = approved &amp; AssignedTo = <text:s/>ITDesk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/></text:p>
      <text:p text:style-name="Standard"><text:span text:style-name="T2"/></text:p>
      <text:p text:style-name="Standard"><text:span text:style-name="T2"><text:s text:c="2"/></text:span></text:p>
      <text:p text:style-name="Standard"><text:span text:style-name="T2">Under Dashboard Page</text:span></text:p>
      <text:p text:style-name="Standard"><text:span text:style-name="T2"/></text:p>
      <text:p text:style-name="Standard"><text:span text:style-name="T2"><text:s text:c="2"/></text:span><text:span text:style-name="T3">View Details</text:span><text:span text:style-name="T4"> – Get all field values from ITRequest list </text:span></text:p>
      <text:p text:style-name="Standard"><text:span text:style-name="T3"/></text:p>
      <text:p text:style-name="P1"><text:span text:style-name="T2"><text:s text:c="2"/>For User :</text:span></text:p>
      <text:p text:style-name="P1"><text:span text:style-name="T2"><text:s text:c="3"/></text:span></text:p>
      <text:p text:style-name="P1"><text:span text:style-name="T2"><text:s text:c="3"/>Pending Requests :</text:span></text:p>
      <text:p text:style-name="P1"><text:span text:style-name="T2"><text:s text:c="3"/>Request ID : _______ <text:s text:c="48"/></text:span><text:span text:style-name="T1">Manager Comments</text:span><text:span text:style-name="T2"> : __________</text:span></text:p>
      <text:p text:style-name="P1"><text:span text:style-name="T2"><text:s text:c="3"/>Comments <text:s/>: _______ <text:s text:c="48"/>Workflow Status <text:s text:c="8"/>: __________</text:span></text:p>
      <text:p text:style-name="P1"><text:span text:style-name="T2"><text:s text:c="3"/>Created <text:s text:c="5"/>: <text:s/>_______ <text:s text:c="48"/></text:span></text:p>
      <text:p text:style-name="P1"><text:span text:style-name="T2"><text:s text:c="3"/>Manager <text:s text:c="3"/>: <text:s/>_______ <text:s text:c="2"/></text:span></text:p>
      <text:p text:style-name="P1"><text:span text:style-name="T2"><text:s text:c="3"/>AssignedTo: _______ <text:s text:c="8"/></text:span></text:p>
      <text:p text:style-name="P1"><text:span text:style-name="T2"><text:s text:c="37"/></text:span></text:p>
      <text:p text:style-name="P1"><text:span text:style-name="T2"><text:s text:c="3"/>Note: If manager approved show Manager commnets</text:span></text:p>
      <text:p text:style-name="P1"><text:span text:style-name="T2"/></text:p>
      <text:p text:style-name="P1"><text:span text:style-name="T2"><text:s text:c="3"/>Approved Requests :</text:span></text:p>
      <text:p text:style-name="P1"><text:span text:style-name="T2"><text:s text:c="3"/>Request ID : _______ <text:s text:c="48"/>Manager Comments : __________</text:span></text:p>
      <text:p text:style-name="P1"><text:span text:style-name="T2"><text:s text:c="3"/>Comments <text:s/>: _______ <text:s text:c="48"/>ITDesk Comments <text:s text:c="2"/>: __________</text:span></text:p>
      <text:p text:style-name="P1"><text:span text:style-name="T2"><text:s text:c="3"/>Created <text:s text:c="5"/>: <text:s/>_______ <text:s text:c="48"/>Last Approved Date : __________</text:span></text:p>
      <text:p text:style-name="P1"><text:span text:style-name="T2"><text:s text:c="3"/>Manager <text:s text:c="3"/>: <text:s/>_______ <text:s text:c="48"/>Workflow Status <text:s text:c="6"/>: __________</text:span></text:p>
      <text:p text:style-name="P1"><text:span text:style-name="T2"><text:s text:c="3"/>ITDesk <text:s text:c="5"/>: <text:s/>_______</text:span></text:p>
      <text:p text:style-name="P1"><text:span text:style-name="T2"/></text:p>
      <text:p text:style-name="P1"><text:span text:style-name="T2"><text:s text:c="2"/>For Manager : </text:span></text:p>
      <text:p text:style-name="P1"><text:span text:style-name="T2"/></text:p>
      <text:p text:style-name="P1"><text:span text:style-name="T2"><text:s text:c="3"/>Pending Requests :</text:span></text:p>
      <text:p text:style-name="P1"><text:span text:style-name="T2"><text:s text:c="3"/>Request ID : _______ <text:s text:c="48"/>Workflow Status <text:s text:c="6"/>: __________ <text:s text:c="3"/></text:span></text:p>
      <text:p text:style-name="P1"><text:span text:style-name="T2"><text:s text:c="3"/>Comments <text:s/>: _______ <text:s text:c="48"/></text:span></text:p>
      <text:p text:style-name="P1"><text:span text:style-name="T2"><text:s text:c="3"/>Created <text:s text:c="5"/>: <text:s/>_______ <text:s text:c="48"/></text:span></text:p>
      <text:p text:style-name="P1"><text:span text:style-name="T2"><text:s text:c="3"/>Requester <text:s text:c="2"/>: <text:s/>_______ <text:s text:c="47"/></text:span></text:p>
      <text:p text:style-name="Standard"><text:span text:style-name="T3"/></text:p>
      <text:p text:style-name="Standard"><text:span text:style-name="T2"><text:s text:c="3"/>Approved Requests :</text:span></text:p>
      <text:p text:style-name="Standard"><text:span text:style-name="T2"><text:s text:c="3"/></text:span><text:span text:style-name="T4">Request ID : _______ <text:s text:c="48"/>Manager Comments : __________</text:span></text:p>
      <text:p text:style-name="P1"><text:span text:style-name="T2"><text:s text:c="3"/>Comments <text:s/>: _______ <text:s text:c="48"/>Modified Date <text:s text:c="9"/>: __________</text:span></text:p>
      <text:p text:style-name="P1"><text:span text:style-name="T2"><text:s text:c="3"/>Created <text:s text:c="5"/>: <text:s/>_______ <text:s text:c="48"/>Workflow Status <text:s text:c="6"/>: __________</text:span></text:p>
      <text:p text:style-name="P1"><text:span text:style-name="T2"><text:s text:c="3"/>Requester <text:s text:c="2"/>: <text:s/>_______ <text:s text:c="47"/></text:span></text:p>
      <text:p text:style-name="Standard"><text:span text:style-name="T2"/></text:p>
      <text:p text:style-name="Standard"><text:span text:style-name="T2"/></text:p>
      <text:p text:style-name="Standard"><text:span text:style-name="T2"><text:s text:c="2"/>For ITDesk :</text:span></text:p>
      <text:p text:style-name="Standard"><text:span text:style-name="T2"/></text:p>
      <text:p text:style-name="Standard"><text:span text:style-name="T2"><text:s text:c="3"/>Pending Requests :</text:span></text:p>
      <text:p text:style-name="P1"><text:span text:style-name="T2"><text:s text:c="3"/>Request ID : _______ <text:s text:c="48"/>Manager Comments : __________</text:span></text:p>
      <text:p text:style-name="P1"><text:span text:style-name="T2"><text:s text:c="3"/>Comments <text:s/>: _______ <text:s text:c="48"/>Modified Date <text:s text:c="9"/>: __________</text:span></text:p>
      <text:p text:style-name="P1"><text:span text:style-name="T2"><text:s text:c="3"/>Created <text:s text:c="5"/>: <text:s/>_______ <text:s text:c="48"/>Workflow Status <text:s text:c="6"/>: __________ </text:span></text:p>
      <text:p text:style-name="Standard"><text:span text:style-name="T4"><text:s text:c="3"/>Manager <text:s text:c="3"/>: <text:s/>_______ <text:s text:c="48"/></text:span><text:span text:style-name="T2"><text:s text:c="2"/></text:span></text:p>
      <text:p text:style-name="Standard"><text:span text:style-name="T2"><text:s text:c="3"/>Requester <text:s/>: <text:s/>_______</text:span></text:p>
      <text:p text:style-name="Standard"><text:span text:style-name="T2"/></text:p>
      <text:p text:style-name="Standard"><text:span text:style-name="T2"><text:s text:c="3"/>Approved Requests :</text:span></text:p>
      <text:p text:style-name="P1"><text:span text:style-name="T2"><text:s text:c="3"/>Request ID : _______ <text:s text:c="48"/>Manager Comments : __________</text:span></text:p>
      <text:p text:style-name="P1"><text:span text:style-name="T2"><text:s text:c="3"/>Comments <text:s/>: _______ <text:s text:c="48"/>ITDesk Comments <text:s text:c="2"/>: __________</text:span></text:p>
      <text:p text:style-name="P1"><text:soft-page-break/><text:span text:style-name="T2"><text:s text:c="3"/>Created <text:s text:c="5"/>: <text:s/>_______ <text:s text:c="48"/>Last Approved Date : __________</text:span></text:p>
      <text:p text:style-name="P1"><text:span text:style-name="T2"><text:s text:c="3"/>Manager <text:s text:c="3"/>: <text:s/>_______ <text:s text:c="48"/>Workflow Status <text:s text:c="6"/>: __________</text:span></text:p>
      <text:p text:style-name="P1"><text:span text:style-name="T2"><text:s text:c="3"/>Requester <text:s/>: <text:s/>_______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Standard"><text:span text:style-name="T2">Under View Details</text:span></text:p>
      <text:p text:style-name="Standard"><text:span text:style-name="T2"/></text:p>
      <text:p text:style-name="Standard"><text:span text:style-name="T2">For all users – Get field values from Workflow History List</text:span></text:p>
      <text:p text:style-name="P2">Workflow History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Table_20_Contents"><text:s text:c="6"/>User ID</text:p>
          </table:table-cell>
          <table:table-cell table:style-name="Table9.A1" office:value-type="string">
            <text:p text:style-name="Table_20_Contents"><text:s text:c="7"/>OutCome</text:p>
          </table:table-cell>
          <table:table-cell table:style-name="Table9.C1" office:value-type="string">
            <text:p text:style-name="Table_20_Contents"><text:s text:c="6"/>Description</text:p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Standard"><text:span text:style-name="T1">Workflow</text:span><text:span text:style-name="T2"> :</text:span></text:p>
      <text:p text:style-name="Standard"><text:span text:style-name="T2"/></text:p>
      <text:p text:style-name="Standard"><text:span text:style-name="T1">Stage</text:span><text:span text:style-name="T2"> : Initiate By Requester </text:span></text:p>
      <text:p text:style-name="Standard"><text:span text:style-name="T2"><text:s text:c="2"/>Workflow Status to </text:span><text:span text:style-name="T3">Pending</text:span></text:p>
      <text:p text:style-name="Standard"><text:span text:style-name="T2"><text:s text:c="2"/>Go to </text:span><text:span text:style-name="T3">Approval For Manager</text:span></text:p>
      <text:p text:style-name="Standard"><text:span text:style-name="T3"/></text:p>
      <text:p text:style-name="Standard"><text:span text:style-name="T3"/></text:p>
      <text:p text:style-name="P1"><text:span text:style-name="T1">Stage</text:span><text:span text:style-name="T2"> : Approval For Manager <text:s/></text:span></text:p>
      <text:p text:style-name="P1"><text:span text:style-name="T2"><text:s text:c="2"/>set </text:span><text:span text:style-name="T3">AssignedTo</text:span><text:span text:style-name="T2"> <text:s/>to </text:span><text:span text:style-name="T3">Manager</text:span></text:p>
      <text:p text:style-name="P1"><text:span text:style-name="T2"><text:s text:c="2"/>Assign a task to </text:span><text:span text:style-name="T3">Manager</text:span><text:span text:style-name="T2"> <text:s/>then outcome</text:span></text:p>
      <text:p text:style-name="P1"><text:span text:style-name="T2"/></text:p>
      <text:p text:style-name="P1"><text:span text:style-name="T2"><text:s text:c="3"/>Form for assigned task : 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Table_20_Contents"><text:s text:c="2"/>Request ID : __________</text:p>
            <text:p text:style-name="Table_20_Contents"><text:s text:c="2"/>Comments : <text:s/>__________</text:p>
            <text:p text:style-name="Table_20_Contents"><text:s text:c="2"/>Created <text:s text:c="5"/>: <text:s/>__________</text:p>
            <text:p text:style-name="Table_20_Contents"><text:s text:c="2"/>Requester <text:s/>: <text:s/>__________</text:p>
            <text:p text:style-name="Table_20_Contents"/>
            <text:p text:style-name="Table_20_Contents"><text:s text:c="23"/><text:span text:style-name="T1">Approve <text:s text:c="3"/>Reject <text:s/>Cancel</text:span></text:p>
          </table:table-cell>
        </table:table-row>
      </table:table>
      <text:p text:style-name="P1"><text:span text:style-name="T2"/></text:p>
      <text:p text:style-name="P1"><text:span text:style-name="T2"><text:s text:c="2"/>If </text:span><text:span text:style-name="T3">outcome</text:span><text:span text:style-name="T2"> equals to Approved </text:span></text:p>
      <text:p text:style-name="P1"><text:span text:style-name="T2"><text:s text:c="5"/>Go to </text:span><text:span text:style-name="T3">Approval For ITDesk</text:span></text:p>
      <text:p text:style-name="P1"><text:span text:style-name="T2"><text:s text:c="2"/>Else</text:span></text:p>
      <text:p text:style-name="P1"><text:span text:style-name="T2"><text:s text:c="4"/>If </text:span><text:span text:style-name="T3">outcome</text:span><text:span text:style-name="T2"> equals to Rejected </text:span></text:p>
      <text:p text:style-name="P1"><text:span text:style-name="T2"><text:s text:c="7"/>Go to </text:span><text:span text:style-name="T3">Rejected By Approver</text:span></text:p>
      <text:p text:style-name="P1"><text:span text:style-name="T2"><text:s text:c="4"/>Else</text:span></text:p>
      <text:p text:style-name="P1"><text:span text:style-name="T2"><text:s text:c="7"/>Go to </text:span><text:span text:style-name="T3">Cancelled Request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1">Stage</text:span><text:span text:style-name="T2"> : Approval For ITDesk</text:span></text:p>
      <text:p text:style-name="P1"><text:span text:style-name="T2"><text:s text:c="3"/>set </text:span><text:span text:style-name="T3">AssignedTo</text:span><text:span text:style-name="T2"> to </text:span><text:span text:style-name="T3">ITDesk</text:span></text:p>
      <text:p text:style-name="P1"><text:span text:style-name="T2"><text:s/></text:span></text:p>
      <text:p text:style-name="P1"><text:span text:style-name="T2"><text:s text:c="3"/>Assign a task to </text:span><text:span text:style-name="T3">ITDesk</text:span><text:span text:style-name="T2"> then outcome</text:span></text:p>
      <text:p text:style-name="P1"><text:span text:style-name="T2"/></text:p>
      <text:p text:style-name="P1"><text:span text:style-name="T2"/></text:p>
      <text:p text:style-name="P1"><text:soft-page-break/><text:span text:style-name="T2"><text:s text:c="2"/>Form for assigned task : 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Table_20_Contents"><text:s text:c="2"/>Request ID <text:s text:c="19"/>: <text:s/>__________</text:p>
            <text:p text:style-name="Table_20_Contents"><text:s text:c="2"/>Comments <text:s text:c="20"/>: <text:s/>__________</text:p>
            <text:p text:style-name="Table_20_Contents"><text:s text:c="2"/>Created <text:s text:c="25"/>: <text:s/>__________</text:p>
            <text:p text:style-name="Table_20_Contents"><text:s text:c="2"/>Requester <text:s text:c="22"/>: <text:s/>__________</text:p>
            <text:p text:style-name="Table_20_Contents"><text:s text:c="2"/>Manager <text:s text:c="24"/>: <text:s/>__________</text:p>
            <text:p text:style-name="Table_20_Contents"><text:s text:c="2"/>Manager <text:s/>Comments <text:s text:c="4"/>: <text:s/>__________</text:p>
            <text:p text:style-name="Table_20_Contents"><text:s text:c="2"/>Modified <text:s text:c="23"/>: <text:s/>__________</text:p>
            <text:p text:style-name="Table_20_Contents"><text:s text:c="3"/></text:p>
            <text:p text:style-name="Table_20_Contents"/>
            <text:p text:style-name="Table_20_Contents"><text:s text:c="40"/><text:span text:style-name="T1">Approve <text:s text:c="3"/>Reject <text:s/>Cancel</text:span></text:p>
          </table:table-cell>
        </table:table-row>
      </table:table>
      <text:p text:style-name="P1"><text:span text:style-name="T2"/></text:p>
      <text:p text:style-name="P1"><text:span text:style-name="T2"><text:s text:c="3"/>If </text:span><text:span text:style-name="T3">outcome</text:span><text:span text:style-name="T2"> equals to Approved </text:span></text:p>
      <text:p text:style-name="P1"><text:span text:style-name="T2"><text:s text:c="5"/>Go to </text:span><text:span text:style-name="T3">Confirmation to Requester</text:span></text:p>
      <text:p text:style-name="P1"><text:span text:style-name="T2"><text:s text:c="2"/>Else</text:span></text:p>
      <text:p text:style-name="P1"><text:span text:style-name="T2"><text:s text:c="4"/>If </text:span><text:span text:style-name="T3">outcome</text:span><text:span text:style-name="T2"> equals to Rejected </text:span></text:p>
      <text:p text:style-name="P1"><text:span text:style-name="T2"><text:s text:c="7"/>Go to </text:span><text:span text:style-name="T3">Rejected By Approver</text:span></text:p>
      <text:p text:style-name="P1"><text:span text:style-name="T2"><text:s text:c="4"/>Else</text:span></text:p>
      <text:p text:style-name="P1"><text:span text:style-name="T2"><text:s text:c="7"/>Go to </text:span><text:span text:style-name="T3">Cancelled Request</text:span></text:p>
      <text:p text:style-name="P1"><text:span text:style-name="T3"/></text:p>
      <text:p text:style-name="P1"><text:span text:style-name="T3"/></text:p>
      <text:p text:style-name="P1"><text:span text:style-name="T1">Stage</text:span><text:span text:style-name="T2"> : Rejected By Approver</text:span></text:p>
      <text:p text:style-name="P1"><text:span text:style-name="T2"><text:s text:c="2"/>Workflow status to </text:span><text:span text:style-name="T3">Rejected</text:span></text:p>
      <text:p text:style-name="P1"><text:span text:style-name="T2"><text:s text:c="3"/>Assign a task to </text:span><text:span text:style-name="T3">Requester</text:span><text:span text:style-name="T2"> the outcome <text:s/></text:span></text:p>
      <text:p text:style-name="P1"><text:span text:style-name="T2"/></text:p>
      <text:p text:style-name="P1"><text:span text:style-name="T2"><text:s text:c="3"/>Form for assigned task : 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Contents"><text:s text:c="2"/>Request ID <text:s text:c="19"/>: <text:s/>__________</text:p>
            <text:p text:style-name="Table_20_Contents"><text:s text:c="2"/>Comments <text:s text:c="20"/>: <text:s/>__________</text:p>
            <text:p text:style-name="Table_20_Contents"><text:s text:c="2"/>Created <text:s text:c="25"/>: <text:s/>__________ <text:s/></text:p>
            <text:p text:style-name="Table_20_Contents"><text:s text:c="2"/>Manager <text:s text:c="24"/>: <text:s/>__________</text:p>
            <text:p text:style-name="Table_20_Contents"><text:s text:c="2"/>Manager <text:s/>Comments <text:s text:c="4"/>: <text:s/>__________</text:p>
            <text:p text:style-name="Table_20_Contents"><text:s text:c="2"/>ITDesk <text:s text:c="26"/>: <text:s/>__________</text:p>
            <text:p text:style-name="Table_20_Contents"><text:s text:c="2"/>ITDesk Comments <text:s text:c="7"/>: <text:s text:c="2"/>__________ </text:p>
            <text:p text:style-name="Table_20_Contents"><text:s text:c="3"/></text:p>
            <text:p text:style-name="Table_20_Contents"/>
            <text:p text:style-name="Table_20_Contents"><text:s text:c="40"/><text:span text:style-name="T1">Approve <text:s text:c="3"/>Reject <text:s/>Cancel</text:span></text:p>
          </table:table-cell>
        </table:table-row>
      </table:table>
      <text:p text:style-name="P1"><text:span text:style-name="T2"/></text:p>
      <text:p text:style-name="P1"><text:span text:style-name="T2"><text:s text:c="3"/>Note : If ITDesk rejects the task then show ITDesk,ITDesk comments</text:span></text:p>
      <text:p text:style-name="P1"><text:span text:style-name="T2"><text:s/></text:span></text:p>
      <text:p text:style-name="P1"><text:span text:style-name="T2"><text:s text:c="2"/>If </text:span><text:span text:style-name="T3">outcome</text:span><text:span text:style-name="T2"> equals to Approved </text:span></text:p>
      <text:p text:style-name="P1"><text:span text:style-name="T2"><text:s text:c="5"/>Go to </text:span><text:span text:style-name="T3">Approval For Manager</text:span></text:p>
      <text:p text:style-name="P1"><text:span text:style-name="T2"><text:s text:c="2"/>Else</text:span></text:p>
      <text:p text:style-name="P1"><text:span text:style-name="T2"><text:s text:c="4"/>Go to </text:span><text:span text:style-name="T3">Cancelled Request</text:span></text:p>
      <text:p text:style-name="P1"><text:span text:style-name="T2"/></text:p>
      <text:p text:style-name="P1"><text:span text:style-name="T2"/></text:p>
      <text:p text:style-name="P1"><text:span text:style-name="T1">Stage</text:span><text:span text:style-name="T2"> : Confirmation to Requester</text:span></text:p>
      <text:p text:style-name="P1"><text:span text:style-name="T2"><text:s text:c="2"/>Workflow Status to </text:span><text:span text:style-name="T3">Approved</text:span></text:p>
      <text:p text:style-name="P1"><text:span text:style-name="T2"><text:s text:c="3"/>send email to </text:span><text:span text:style-name="T3">Requester</text:span></text:p>
      <text:p text:style-name="P1"><text:span text:style-name="T2"><text:s text:c="3"/>Go to </text:span><text:span text:style-name="T3">End of workflow</text:span></text:p>
      <text:p text:style-name="P1"><text:span text:style-name="T4"/></text:p>
      <text:p text:style-name="P1"><text:span text:style-name="T4"/></text:p>
      <text:p text:style-name="P1"><text:soft-page-break/><text:span text:style-name="T1"/></text:p>
      <text:p text:style-name="P1"><text:span text:style-name="T1">Stage</text:span><text:span text:style-name="T2"> : Cancelled Request</text:span></text:p>
      <text:p text:style-name="P1"><text:span text:style-name="T2"><text:s text:c="2"/>Workflow Status to Cancelled</text:span></text:p>
      <text:p text:style-name="P1"><text:span text:style-name="T2"><text:s text:c="2"/>send email to </text:span><text:span text:style-name="T3">Requester</text:span></text:p>
      <text:p text:style-name="P1"><text:span text:style-name="T2"><text:s text:c="2"/>Go to </text:span><text:span text:style-name="T3">End of Workflow</text:span></text:p>
      <text:p text:style-name="P1"><text:span text:style-name="T2"><text:s/></text:span></text:p>
      <text:p text:style-name="P1"><text:span text:style-name="T2"><text:s text:c="2"/></text:span></text:p>
      <text:p text:style-name="Standard"><text:span text:style-name="T2"/></text:p>
      <text:p text:style-name="Standard"><text:span text:style-name="T2"/></text:p>
      <text:p text:style-name="P3"/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8M23S</meta:editing-duration>
    <meta:editing-cycles>58</meta:editing-cycles>
    <meta:generator>OpenOffice/4.1.3$Win32 OpenOffice.org_project/413m1$Build-9783</meta:generator>
    <dc:date>2018-06-18T12:48:58.31</dc:date>
    <meta:document-statistic meta:table-count="10" meta:image-count="0" meta:object-count="0" meta:page-count="5" meta:paragraph-count="158" meta:word-count="625" meta:character-count="5881"/>
    <meta:user-defined meta:name="Info 1"/>
    <meta:user-defined meta:name="Info 2"/>
    <meta:user-defined meta:name="Info 3"/>
    <meta:user-defined meta:name="Info 4"/>
  </office:meta>
</office:document-meta>
</file>